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8]=&quot;&quot;;&quot;&quot;;ROW([.B68])-1)" office:value-type="float" office:value="67" calcext:value-type="float">
            <text:p>67</text:p>
          </table:table-cell>
          <table:table-cell office:value-type="date" office:date-value="2026-03-20" calcext:value-type="date">
            <text:p>20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Administrator Tool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9]=&quot;&quot;;&quot;&quot;;ROW([.B69])-1)" office:value-type="float" office:value="68" calcext:value-type="float">
            <text:p>68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Oracle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0]=&quot;&quot;;&quot;&quot;;ROW([.B70])-1)" office:value-type="float" office:value="69" calcext:value-type="float">
            <text:p>69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SQL – ETL Integration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1]=&quot;&quot;;&quot;&quot;;ROW([.B71])-1)" office:value-type="float" office:value="70" calcext:value-type="float">
            <text:p>70</text:p>
          </table:table-cell>
          <table:table-cell office:value-type="date" office:date-value="2026-03-24" calcext:value-type="date">
            <text:p>24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– SQL Server e Analysis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2]=&quot;&quot;;&quot;&quot;;ROW([.B72])-1)" office:value-type="float" office:value="71" calcext:value-type="float">
            <text:p>71</text:p>
          </table:table-cell>
          <table:table-cell office:value-type="date" office:date-value="2026-03-26" calcext:value-type="date">
            <text:p>26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Metrics &amp; Monitoring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3]=&quot;&quot;;&quot;&quot;;ROW([.B73])-1)" office:value-type="float" office:value="72" calcext:value-type="float">
            <text:p>72</text:p>
          </table:table-cell>
          <table:table-cell office:value-type="date" office:date-value="2026-03-27" calcext:value-type="date">
            <text:p>27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Self-Managed Backup &amp; Recov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4]=&quot;&quot;;&quot;&quot;;ROW([.B74])-1)" office:value-type="float" office:value="73" calcext:value-type="float">
            <text:p>73</text:p>
          </table:table-cell>
          <table:table-cell office:value-type="date" office:date-value="2026-03-27" calcext:value-type="date">
            <text:p>27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Self-Managed Upgrades &amp; Maintenanc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5]=&quot;&quot;;&quot;&quot;;ROW([.B75])-1)" office:value-type="float" office:value="74" calcext:value-type="float">
            <text:p>74</text:p>
          </table:table-cell>
          <table:table-cell office:value-type="date" office:date-value="2026-04-02" calcext:value-type="date">
            <text:p>02/04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Replication in MongoDB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6]=&quot;&quot;;&quot;&quot;;ROW([.B76])-1)" office:value-type="float" office:value="75" calcext:value-type="float">
            <text:p>75</text:p>
          </table:table-cell>
          <table:table-cell office:value-type="date" office:date-value="2026-03-31" calcext:value-type="date">
            <text:p>31/03/2026</text:p>
          </table:table-cell>
          <table:table-cell office:value-type="string" calcext:value-type="string">
            <text:p>USP / Esalq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Machine Learning com Python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4-02T16:08:45.483008504</dc:date>
    <meta:editing-duration>PT1H33M55S</meta:editing-duration>
    <meta:editing-cycles>49</meta:editing-cycles>
    <meta:generator>LibreOffice/7.3.7.2$Linux_X86_64 LibreOffice_project/30$Build-2</meta:generator>
    <meta:document-statistic meta:table-count="1" meta:cell-count="532" meta:object-count="0"/>
  </office:meta>
</office:document-meta>
</file>